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adornments="Regular" style:font-family-generic="swiss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Body" style:master-page-name="Standard">
      <style:paragraph-properties style:page-number="1"/>
    </style:style>
    <style:style style:name="P2" style:family="paragraph" style:parent-style-name="Body" style:list-style-name="WWNum2"/>
    <style:style style:name="P3" style:family="paragraph" style:parent-style-name="Body">
      <style:text-properties fo:font-weight="bold" style:font-weight-asian="bold" style:font-weight-complex="bold"/>
    </style:style>
    <style:style style:name="P4" style:family="paragraph" style:parent-style-name="Body" style:list-style-name="WWNum4"/>
    <style:style style:name="P5" style:family="paragraph" style:parent-style-name="Body" style:list-style-name="WWNum4">
      <style:text-properties officeooo:paragraph-rsid="000bb74b"/>
    </style:style>
    <style:style style:name="P6" style:family="paragraph" style:parent-style-name="Body">
      <style:text-properties officeooo:paragraph-rsid="000bb74b"/>
    </style:style>
    <style:style style:name="P7" style:family="paragraph" style:parent-style-name="Body">
      <style:paragraph-properties fo:margin-top="0.0835in" fo:margin-bottom="0in" style:contextual-spacing="false" fo:line-height="100%" fo:orphans="0" fo:widows="0"/>
    </style:style>
    <style:style style:name="P8" style:family="paragraph" style:parent-style-name="Body" style:list-style-name="WWNum6">
      <style:paragraph-properties fo:margin-top="0.0835in" fo:margin-bottom="0in" style:contextual-spacing="false" fo:line-height="100%" fo:orphans="0" fo:widows="0"/>
    </style:style>
    <style:style style:name="P9" style:family="paragraph" style:parent-style-name="Body">
      <style:paragraph-properties fo:line-height="145%" fo:orphans="0" fo:widows="0"/>
    </style:style>
    <style:style style:name="P10" style:family="paragraph" style:parent-style-name="Body" style:list-style-name="WWNum6">
      <style:paragraph-properties fo:line-height="100%" fo:orphans="0" fo:widows="0"/>
    </style:style>
    <style:style style:name="P11" style:family="paragraph" style:parent-style-name="Body" style:list-style-name="WWNum8">
      <style:paragraph-properties fo:margin-top="0.0835in" fo:margin-bottom="0in" style:contextual-spacing="false" fo:line-height="100%" fo:orphans="0" fo:widows="0"/>
    </style:style>
    <style:style style:name="P12" style:family="paragraph" style:parent-style-name="Body">
      <style:paragraph-properties fo:margin-top="0.0835in" fo:margin-bottom="0in" style:contextual-spacing="false" fo:line-height="100%" fo:orphans="0" fo:widows="0" fo:text-indent="0.5in" style:auto-text-indent="false"/>
    </style:style>
    <style:style style:name="P13" style:family="paragraph" style:parent-style-name="Body" style:list-style-name="WWNum10">
      <style:paragraph-properties fo:margin-top="0.0835in" fo:margin-bottom="0in" style:contextual-spacing="false" fo:line-height="100%" fo:orphans="0" fo:widows="0"/>
    </style:style>
    <style:style style:name="P14" style:family="paragraph" style:parent-style-name="Body">
      <style:paragraph-properties fo:line-height="145%" fo:orphans="0" fo:widows="0" fo:text-indent="0.5in" style:auto-text-indent="false"/>
    </style:style>
    <style:style style:name="P15" style:family="paragraph" style:parent-style-name="Body" style:list-style-name="WWNum12">
      <style:paragraph-properties fo:margin-top="0.0835in" fo:margin-bottom="0in" style:contextual-spacing="false" fo:line-height="100%" fo:orphans="0" fo:widows="0"/>
    </style:style>
    <style:style style:name="P16" style:family="paragraph" style:parent-style-name="Body" style:list-style-name="WWNum12">
      <style:paragraph-properties fo:line-height="100%" fo:orphans="0" fo:widows="0"/>
    </style:style>
    <style:style style:name="P17" style:family="paragraph" style:parent-style-name="Body">
      <style:paragraph-properties fo:margin-left="1.5in" fo:line-height="145%" fo:orphans="0" fo:widows="0" fo:text-indent="0.5in" style:auto-text-indent="false"/>
    </style:style>
    <style:style style:name="P18" style:family="paragraph" style:parent-style-name="Body">
      <style:paragraph-properties fo:margin-left="1.5in" fo:line-height="145%" fo:orphans="0" fo:widows="0" fo:text-indent="0.5in" style:auto-text-indent="false"/>
      <style:text-properties fo:color="#333333" loext:opacity="100%" style:font-name="Consolas" fo:font-size="8pt" style:text-underline-style="none" style:font-name-asian="Consolas1" style:font-size-asian="8pt" style:font-name-complex="Consolas1" style:font-size-complex="8pt"/>
    </style:style>
    <style:style style:name="P19" style:family="paragraph" style:parent-style-name="Body">
      <style:paragraph-properties fo:margin-left="1in" fo:line-height="145%" fo:orphans="0" fo:widows="0" fo:text-indent="0.5in" style:auto-text-indent="false"/>
    </style:style>
    <style:style style:name="P20" style:family="paragraph" style:parent-style-name="Body">
      <style:paragraph-properties fo:margin-left="1.5in" fo:line-height="145%" fo:orphans="0" fo:widows="0"/>
    </style:style>
    <style:style style:name="P21" style:family="paragraph" style:parent-style-name="Body" style:list-style-name="WWNum13">
      <style:paragraph-properties fo:line-height="100%" fo:orphans="0" fo:widows="0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rfc-language-tag="mn-Cyrl-MN" fo:language="mn" fo:script="Cyrl" fo:country="MN" fo:font-weight="bold" style:font-size-asian="18pt" style:font-weight-asian="bold" style:font-size-complex="18pt" style:font-weight-complex="bold"/>
    </style:style>
    <style:style style:name="T3" style:family="text">
      <style:text-properties style:rfc-language-tag="mn-Cyrl-MN" fo:language="mn" fo:script="Cyrl" fo:country="MN"/>
    </style:style>
    <style:style style:name="T4" style:family="text">
      <style:text-properties style:font-name="Consolas" fo:language="de" fo:country="DE" fo:font-weight="bold" style:font-weight-asian="bold" style:font-weight-complex="bold"/>
    </style:style>
    <style:style style:name="T5" style:family="text">
      <style:text-properties style:font-name="Consolas" fo:font-weight="bold" style:font-weight-asian="bold" style:font-weight-complex="bold"/>
    </style:style>
    <style:style style:name="T6" style:family="text">
      <style:text-properties fo:language="fr" fo:country="F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rfc-language-tag="mn-Cyrl-MN" fo:language="mn" fo:script="Cyrl" fo:country="MN" officeooo:rsid="000bb74b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color="#a71d5d" loext:opacity="100%" style:font-name="Consolas" fo:font-size="8pt" style:text-underline-style="none" style:font-size-asian="8pt" style:font-size-complex="8pt"/>
    </style:style>
    <style:style style:name="T12" style:family="text">
      <style:text-properties fo:color="#333333" loext:opacity="100%" style:font-name="Consolas" fo:font-size="8pt" style:text-underline-style="none" style:font-size-asian="8pt" style:font-size-complex="8pt"/>
    </style:style>
    <style:style style:name="T13" style:family="text">
      <style:text-properties fo:color="#a71d5d" loext:opacity="100%" style:font-name="Consolas" fo:font-size="8pt" fo:language="it" fo:country="IT" style:text-underline-style="none" style:font-size-asian="8pt" style:font-size-complex="8pt"/>
    </style:style>
    <style:style style:name="T14" style:family="text">
      <style:text-properties fo:color="#795da3" loext:opacity="100%" style:font-name="Consolas" fo:font-size="8pt" style:text-underline-style="none" style:font-size-asian="8pt" style:font-size-complex="8pt"/>
    </style:style>
    <style:style style:name="T15" style:family="text">
      <style:text-properties fo:color="#333333" loext:opacity="100%" style:font-name="Consolas" fo:font-size="8pt" style:text-underline-style="none" style:font-name-asian="Consolas1" style:font-size-asian="8pt" style:font-name-complex="Consolas1" style:font-size-complex="8pt"/>
    </style:style>
    <style:style style:name="T16" style:family="text">
      <style:text-properties fo:color="#ed6a43" loext:opacity="100%" style:font-name="Consolas" fo:font-size="8pt" fo:language="fr" fo:country="FR" style:text-underline-style="none" style:font-size-asian="8pt" style:font-size-complex="8pt"/>
    </style:style>
    <style:style style:name="T17" style:family="text">
      <style:text-properties fo:color="#0086b3" loext:opacity="100%" style:font-name="Consolas" fo:font-size="8pt" style:text-underline-style="none" style:font-size-asian="8pt" style:font-size-complex="8pt"/>
    </style:style>
    <style:style style:name="T18" style:family="text">
      <style:text-properties fo:color="#333333" loext:opacity="100%" style:font-name="Consolas" fo:font-size="8pt" fo:language="fr" fo:country="FR" style:text-underline-style="none" style:font-size-asian="8pt" style:font-size-complex="8pt"/>
    </style:style>
    <style:style style:name="T19" style:family="text">
      <style:text-properties fo:color="#183691" loext:opacity="100%" style:font-name="Consolas" fo:font-size="8pt" style:text-underline-style="none" style:font-size-asian="8pt" style:font-size-complex="8pt"/>
    </style:style>
    <style:style style:name="T20" style:family="text">
      <style:text-properties fo:color="#333333" loext:opacity="100%" style:font-name="Consolas" fo:font-size="8pt" fo:language="nl" fo:country="NL" style:text-underline-style="none" style:font-size-asian="8pt" style:font-size-complex="8pt"/>
    </style:style>
    <style:style style:name="T21" style:family="text">
      <style:text-properties fo:language="ar" fo:country="SA"/>
    </style:style>
    <style:style style:name="T22" style:family="text">
      <style:text-properties fo:language="pt" fo:country="PT" fo:font-weight="bold" style:font-weight-asian="bold" style:font-weight-complex="bold"/>
    </style:style>
    <style:style style:name="T23" style:family="text">
      <style:text-properties style:font-name="Courier New" fo:font-size="8pt" style:font-name-asian="Courier New1" style:font-size-asian="8pt" style:font-name-complex="Courier New1" style:font-size-complex="8pt"/>
    </style:style>
    <style:style style:name="T24" style:family="text">
      <style:text-properties fo:color="#333333" loext:opacity="100%" style:font-name="Consolas" fo:font-size="8pt" fo:language="it" fo:country="IT" style:text-underline-style="none" style:font-size-asian="8pt" style:font-size-complex="8pt"/>
    </style:style>
    <style:style style:name="T25" style:family="text">
      <style:text-properties style:font-name="Consolas" fo:font-size="8pt" style:font-name-asian="Consolas1" style:font-size-asian="8pt" style:font-name-complex="Consolas1" style:font-size-complex="8pt"/>
    </style:style>
    <style:style style:name="T26" style:family="text">
      <style:text-properties style:font-name="Consolas" fo:font-size="8pt" style:font-size-asian="8pt" style:font-size-complex="8pt"/>
    </style:style>
    <style:style style:name="T27" style:family="text">
      <style:text-properties style:font-name="Consolas" fo:font-size="8pt" fo:language="it" fo:country="IT" style:font-size-asian="8pt" style:font-size-complex="8pt"/>
    </style:style>
    <style:style style:name="T28" style:family="text">
      <style:text-properties fo:color="#0086b3" loext:opacity="100%" style:font-name="Consolas" fo:font-size="8pt" fo:language="it" fo:country="IT" style:text-underline-style="none" style:font-size-asian="8pt" style:font-size-complex="8pt"/>
    </style:style>
    <style:style style:name="T29" style:family="text">
      <style:text-properties fo:language="it" fo:country="IT"/>
    </style:style>
    <style:style style:name="T30" style:family="text">
      <style:text-properties style:font-name="Consolas" fo:language="it" fo:country="IT"/>
    </style:style>
    <style:style style:name="T31" style:family="text">
      <style:text-properties style:font-name="Consolas"/>
    </style:style>
    <style:style style:name="T32" style:family="text">
      <style:text-properties style:font-name="Consolas" style:font-name-asian="Consolas1" style:font-name-complex="Consolas1"/>
    </style:style>
    <style:style style:name="T33" style:family="text">
      <style:text-properties fo:color="#795da3" loext:opacity="100%" style:font-name="Consolas" fo:font-size="8pt" fo:language="it" fo:country="IT" style:text-underline-style="none" style:font-size-asian="8pt" style:font-size-complex="8pt"/>
    </style:style>
    <style:style style:name="T34" style:family="text">
      <style:text-properties fo:color="#183691" loext:opacity="100%" style:font-name="Consolas" fo:font-size="8pt" fo:language="pt" fo:country="PT" style:text-underline-style="none" style:font-size-asian="8pt" style:font-size-complex="8pt"/>
    </style:style>
    <style:style style:name="T35" style:family="text">
      <style:text-properties fo:color="#333333" loext:opacity="100%" style:font-name="Consolas" fo:font-size="8pt" fo:language="pt" fo:country="PT" style:text-underline-style="none" style:font-size-asian="8pt" style:font-size-complex="8pt"/>
    </style:style>
    <style:style style:name="T36" style:family="text">
      <style:text-properties fo:color="#183691" loext:opacity="100%" style:font-name="Consolas" fo:font-size="8pt" style:text-underline-style="none" style:font-name-asian="Consolas1" style:font-size-asian="8pt" style:font-name-complex="Consolas1" style:font-size-complex="8pt"/>
    </style:style>
    <style:style style:name="T37" style:family="text">
      <style:text-properties fo:color="#0086b3" loext:opacity="100%" style:font-name="Consolas" fo:font-size="8pt" fo:language="de" fo:country="DE" style:text-underline-style="none" style:font-size-asian="8pt" style:font-size-complex="8pt"/>
    </style:style>
    <style:style style:name="T38" style:family="text">
      <style:text-properties style:font-name="Consolas" fo:font-size="8pt" fo:language="nl" fo:country="NL" style:font-size-asian="8pt" style:font-size-complex="8pt"/>
    </style:style>
    <style:style style:name="T39" style:family="text">
      <style:text-properties fo:color="#333333" loext:opacity="100%" style:font-name="Consolas" fo:font-size="8pt" fo:language="de" fo:country="DE" style:text-underline-style="none" style:font-size-asian="8pt" style:font-size-complex="8pt"/>
    </style:style>
    <style:style style:name="T40" style:family="text">
      <style:text-properties fo:language="it" fo:country="IT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 </text:span><text:span text:style-name="T2">Лаб 07</text:span><text:span text:style-name="T1"> - Unit Testing-н дасгал</text:span></text:p>
      <text:p text:style-name="Body"/>
      <text:p text:style-name="Body">calendar app-г тестлэх</text:p>
      <text:p text:style-name="Body">Энэ програм нь хэрэглэгч уулзалт товлох, цаглабарт уулзалт нэмэх, нэмэхдээ өрөө ажилчинг бүртгэдэг програм юм. Иймээс уулзалтыг давхцуулахгүй, ажилтан болон өрөөний завтай, сул эсэх төлөвийг удирдана<text:span text:style-name="T3">. </text:span></text:p>
      <text:p text:style-name="Body"/>
      <text:p text:style-name="Body">Системийг функцүүдийг тоймолбол дараах функцүүдтэй:</text:p>
      <text:list text:style-name="WWNum2">
        <text:list-item>
          <text:p text:style-name="P2">Уулзалт товлох</text:p>
        </text:list-item>
        <text:list-item>
          <text:p text:style-name="P2">Амралт товлох</text:p>
        </text:list-item>
        <text:list-item>
          <text:p text:style-name="P2">Өрөөний сул эсэхийг шалгах</text:p>
        </text:list-item>
        <text:list-item>
          <text:p text:style-name="P2">Хүний завтай эсэхийг шалгах</text:p>
        </text:list-item>
        <text:list-item>
          <text:p text:style-name="P2">Өрөөний уулзалтын хөтөлбөр хэвлэх</text:p>
        </text:list-item>
        <text:list-item>
          <text:p text:style-name="P2">Хүний уулзалтын хөтөлбөр хэвлэх</text:p>
        </text:list-item>
      </text:list>
      <text:p text:style-name="Body"/>
      <text:p text:style-name="Body">Системийн оруулах үндсэн сувах нь коммандын мөрөөс оруулна. Коммандын мөр нь үндсэн <text:span text:style-name="T4">Main</text:span> функц дотор <text:span text:style-name="T5">PlannerInterface</text:span> классаар тодорхойлогдоно. Тестийн явцад энэ интерфейсээр харилцах дээр анхаарна<text:span text:style-name="T3">. </text:span></text:p>
      <text:p text:style-name="Body"/>
      <text:p text:style-name="Body">Таны даалгавар бол энэ интерфейстэй холбоотой доод түвшний класс дээр нэгжийн тестийг гүйцэтгэх явдал юм.</text:p>
      <text:p text:style-name="Body"/>
      <text:p text:style-name="Body">Мэдээж та тестэр учир эх кодруу хандах бүрэн эрхтэй. Хавсралтанд кодыг хавсаргасан байгаа. Эх код нь Eclipse project байдалтай байгаа гэхдээ өөрсдийн дуртай IDE-руу өөрсдөө импортлох боломжтой<text:span text:style-name="T6">: </text:span><text:a xlink:type="simple" xlink:href="https://junit.org/junit5/docs/current/user-guide/%23running-tests" text:style-name="ListLabel_20_118" text:visited-style-name="ListLabel_20_118"><text:span text:style-name="Hyperlink.0">https://junit.org/junit5/docs/current/user-guide/#running-tests</text:span></text:a><text:span text:style-name="None"><text:span text:style-name="T7"> </text:span></text:span></text:p>
      <text:p text:style-name="P3" loext:marker-style-name="T7"><text:span text:style-name="None"><text:span text:style-name="T7"/></text:span></text:p>
      <text:p text:style-name="Body" loext:marker-style-name="T7"><text:span text:style-name="None"><text:span text:style-name="T7">Дараах ажлуудыг гүйцэтгэ:</text:span></text:span><text:span text:style-name="T7"/></text:p>
      <text:list text:style-name="WWNum4">
        <text:list-item>
          <text:p text:style-name="P4" loext:marker-style-name="T7"><text:span text:style-name="None"><text:span text:style-name="T7">Албан бус тестийг төлөвлөгөөг томъёол. </text:span></text:span><text:span text:style-name="T7"/></text:p>
          <text:list>
            <text:list-item>
              <text:p text:style-name="P4"><text:span text:style-name="None">Өгөгдсөн код болон функциональ дээр алдаагүй ажиллах тохиолдлын нэгжийн тестүүдийг төлөвлө. </text:span></text:p>
              <text:list>
                <text:list-item>
                  <text:p text:style-name="P4" loext:marker-style-name="None"><text:span text:style-name="None">Зөв өгөгдөл оруулж амжилттай ажиллах тохиолдлыг тестлэх нэгжийн тест. </text:span></text:p>
                </text:list-item>
              </text:list>
            </text:list-item>
            <text:list-item>
              <text:p text:style-name="P4"><text:span text:style-name="None">Буруу ажиллах тохиолдлуудыг аль болох олон тохиолдлоор төлөвлө. Ж: 2 сарын 35-ны өдөр уулзалт товлож болох уу гм. Үүнийг тестлэх код бич. </text:span></text:p>
            </text:list-item>
          </text:list>
        </text:list-item>
        <text:list-item>
          <text:p text:style-name="P4" loext:marker-style-name="T7"><text:span text:style-name="None"><text:span text:style-name="T7">jUnit framework ашиглан тест код бич. </text:span></text:span></text:p>
          <text:list>
            <text:list-item>
              <text:p text:style-name="P4"><text:span text:style-name="None">Хэрэв тест тохиолдол нь exception </text:span><text:span text:style-name="None"><text:span text:style-name="T3">шидэх ёстой шидэж байгаа эсэхийг шалгах. </text:span></text:span></text:p>
            </text:list-item>
            <text:list-item>
              <text:p text:style-name="P4"><text:span text:style-name="None">Хэрэв програм fail </text:span><text:span text:style-name="None"><text:span text:style-name="T3">болох ёстой бол зөв </text:span></text:span><text:span text:style-name="None">fail </text:span><text:span text:style-name="None"><text:span text:style-name="T3">болж байгаа эсэхийг шалгах нэгжийн тест бичих, зөв </text:span></text:span><text:span text:style-name="None">assertion</text:span><text:span text:style-name="None"><text:span text:style-name="T3">-г хэрэглэх</text:span></text:span></text:p>
            </text:list-item>
          </text:list>
        </text:list-item>
        <text:list-item>
          <text:p text:style-name="P5"><text:span text:style-name="None"><text:span text:style-name="T8">Build tool тохируулах</text:span></text:span></text:p>
          <text:list>
            <text:list-item>
              <text:p text:style-name="P5"><text:span text:style-name="None"><text:span text:style-name="T8">ant болон ижилт төстэй build tool тохируулж javadoc-р баримт үүсгэх target үүсгэх</text:span></text:span></text:p>
            </text:list-item>
            <text:list-item>
              <text:p text:style-name="P5"><text:span text:style-name="None"><text:span text:style-name="T8">unit test ажиллуулах target үүсгэх</text:span></text:span></text:p>
            </text:list-item>
          </text:list>
        </text:list-item>
        <text:list-item>
          <text:p text:style-name="P5"><text:soft-page-break/><text:span text:style-name="None"><text:span text:style-name="T8">Өөрийн ажлыг github дээр байршуулах</text:span></text:span></text:p>
          <text:list>
            <text:list-item>
              <text:p text:style-name="P5"><text:span text:style-name="None"><text:span text:style-name="T8">unit test болон засваруудыг хийж эхлэхээсээ өмнө source code-г github дээр байрлуулах</text:span></text:span></text:p>
            </text:list-item>
            <text:list-item>
              <text:p text:style-name="P5"><text:span text:style-name="None"><text:span text:style-name="T8">unit test бичэх явцдаа commit хийх, push хийх</text:span></text:span></text:p>
            </text:list-item>
          </text:list>
        </text:list-item>
        <text:list-item>
          <text:p text:style-name="P5"><text:span text:style-name="None"><text:span text:style-name="T8">Тайлан</text:span></text:span></text:p>
          <text:list>
            <text:list-item>
              <text:p text:style-name="P5"><text:span text:style-name="None"><text:span text:style-name="T8">Хэдэн unit test бичсэн, хэдэн алдаа илрүүлсэн зэрэг мэдээлэлтэй тайлан</text:span></text:span></text:p>
            </text:list-item>
            <text:list-item>
              <text:p text:style-name="P5"><text:span text:style-name="None"><text:span text:style-name="T8">Тайланг github project дотороо байршуулах</text:span></text:span></text:p>
            </text:list-item>
          </text:list>
        </text:list-item>
        <text:list-item>
          <text:p text:style-name="P5"><text:span text:style-name="None"><text:span text:style-name="T8">Илгээх</text:span></text:span></text:p>
          <text:list>
            <text:list-item>
              <text:p text:style-name="P5"><text:span text:style-name="None"><text:span text:style-name="T8">teams-р github link илгээж turn in дарах</text:span></text:span></text:p>
              <text:list>
                <text:list-item>
                  <text:p text:style-name="P5"><text:span text:style-name="None"><text:span text:style-name="T8">Хэрэв public биш бол gobi гэх хэрэглэгчийг collaborator-р нэмэх</text:span></text:span></text:p>
                </text:list-item>
              </text:list>
            </text:list-item>
          </text:list>
        </text:list-item>
      </text:list>
      <text:p text:style-name="P6"><text:span text:style-name="None"><text:span text:style-name="T8"/></text:span></text:p>
      <text:p text:style-name="Body"><text:span text:style-name="None"><text:span text:style-name="T9">jUnit Basics</text:span></text:span></text:p>
      <text:p text:style-name="P7"><text:span text:style-name="None">JUnit is a Java-based toolkit for writing executable tests. </text:span></text:p>
      <text:list text:style-name="WWNum6">
        <text:list-item>
          <text:p text:style-name="P8"><text:span text:style-name="None">Choose a target from the code base.</text:span></text:p>
        </text:list-item>
      </text:list>
      <text:p text:style-name="P7"/>
      <text:p text:style-name="P9" loext:marker-style-name="T10"><text:span text:style-name="None"><text:span text:style-name="T11">public</text:span></text:span><text:span text:style-name="None"><text:span text:style-name="T12"> </text:span></text:span><text:span text:style-name="None"><text:span text:style-name="T13">class</text:span></text:span><text:span text:style-name="None"><text:span text:style-name="T12"> </text:span></text:span><text:span text:style-name="None"><text:span text:style-name="T14">Calculator</text:span></text:span><text:span text:style-name="None"><text:span text:style-name="T12"> {</text:span></text:span><text:span text:style-name="None"><text:span text:style-name="T15"><text:line-break/> <text:s/></text:span></text:span><text:span text:style-name="None"><text:span text:style-name="T11">public</text:span></text:span><text:span text:style-name="None"><text:span text:style-name="T12"> </text:span></text:span><text:span text:style-name="None"><text:span text:style-name="T11">int</text:span></text:span><text:span text:style-name="None"><text:span text:style-name="T12"> </text:span></text:span><text:span text:style-name="None"><text:span text:style-name="T14">evaluate </text:span></text:span><text:span text:style-name="None"><text:span text:style-name="T12">(String </text:span></text:span><text:span text:style-name="None"><text:span text:style-name="T16">expression</text:span></text:span><text:span text:style-name="None"><text:span text:style-name="T12">) {</text:span></text:span><text:span text:style-name="None"><text:span text:style-name="T15"><text:line-break/> <text:s text:c="3"/></text:span></text:span><text:span text:style-name="None"><text:span text:style-name="T11">int</text:span></text:span><text:span text:style-name="None"><text:span text:style-name="T12"> sum </text:span></text:span><text:span text:style-name="None"><text:span text:style-name="T11">=</text:span></text:span><text:span text:style-name="None"><text:span text:style-name="T12"> </text:span></text:span><text:span text:style-name="None"><text:span text:style-name="T17">0</text:span></text:span><text:span text:style-name="None"><text:span text:style-name="T12">;</text:span></text:span><text:span text:style-name="None"><text:span text:style-name="T15"><text:line-break/> <text:s text:c="3"/></text:span></text:span><text:span text:style-name="None"><text:span text:style-name="T11">for</text:span></text:span><text:span text:style-name="None"><text:span text:style-name="T12"> (String summand</text:span></text:span><text:span text:style-name="None"><text:span text:style-name="T11">:</text:span></text:span><text:span text:style-name="None"><text:span text:style-name="T18"> expression</text:span></text:span><text:span text:style-name="None"><text:span text:style-name="T11">.</text:span></text:span><text:span text:style-name="None"><text:span text:style-name="T12">split(</text:span></text:span><text:span text:style-name="None"><text:span text:style-name="T19">"\\+"</text:span></text:span><text:span text:style-name="None"><text:span text:style-name="T12">))</text:span></text:span><text:span text:style-name="None"><text:span text:style-name="T15"><text:line-break/> <text:s text:c="5"/></text:span></text:span><text:span text:style-name="None"><text:span text:style-name="T12">sum </text:span></text:span><text:span text:style-name="None"><text:span text:style-name="T11">+=</text:span></text:span><text:span text:style-name="None"><text:span text:style-name="T20"> Integer</text:span></text:span><text:span text:style-name="None"><text:span text:style-name="T11">.</text:span></text:span><text:span text:style-name="None"><text:span text:style-name="T12">valueOf(summand);</text:span></text:span><text:span text:style-name="None"><text:span text:style-name="T15"><text:line-break/> <text:s text:c="3"/></text:span></text:span><text:span text:style-name="None"><text:span text:style-name="T11">return</text:span></text:span><text:span text:style-name="None"><text:span text:style-name="T12"> sum;</text:span></text:span><text:span text:style-name="None"><text:span text:style-name="T15"><text:line-break/> <text:s/></text:span></text:span><text:span text:style-name="None"><text:span text:style-name="T12">}</text:span></text:span><text:span text:style-name="None"><text:span text:style-name="T15"><text:line-break/></text:span></text:span><text:span text:style-name="None"><text:span text:style-name="T12">}</text:span></text:span></text:p>
      <text:list text:continue-numbering="true" text:style-name="WWNum6">
        <text:list-item>
          <text:p text:style-name="P8"><text:span text:style-name="None">Write a </text:span><text:span text:style-name="None"><text:span text:style-name="T21">“</text:span></text:span><text:span text:style-name="None">testing class” containing a series of unit tests centered around testing that target. </text:span></text:p>
          <text:list>
            <text:list-item>
              <text:p text:style-name="P10"><text:span text:style-name="None">Tests and code classes are generally kept in separate folders with parallel class structure. </text:span></text:p>
              <text:list>
                <text:list-item>
                  <text:p text:style-name="P10"><text:span text:style-name="None">For example, if Calculator is in package cse.dit635.calculator, the code would generally found in the folder </text:span><text:span text:style-name="None"><text:span text:style-name="T22">src/main/java/cse/dit635/calculator/Calculator.java</text:span></text:span><text:span text:style-name="None"> </text:span></text:p>
                </text:list-item>
                <text:list-item>
                  <text:p text:style-name="P10"><text:span text:style-name="None">Your tests would then be in the folder </text:span><text:span text:style-name="None"><text:span text:style-name="T22">src/test/java/cse/dit635/calculator/CalculatorTest.java</text:span></text:span><text:span text:style-name="None">. This test class is also in package cse.dit635.calculator.</text:span></text:p>
                </text:list-item>
              </text:list>
            </text:list-item>
            <text:list-item>
              <text:p text:style-name="P10"><text:span text:style-name="None">Each test is denoted </text:span><text:span text:style-name="None"><text:span text:style-name="T7">@test<text:line-break/></text:span></text:span></text:p>
            </text:list-item>
          </text:list>
        </text:list-item>
      </text:list>
      <text:p text:style-name="P9" loext:marker-style-name="T23"><text:span text:style-name="None"><text:span text:style-name="T11">import static</text:span></text:span><text:span text:style-name="None"><text:span text:style-name="T24"> org.junit.Assert.assertEquals;</text:span></text:span><text:span text:style-name="None"><text:span text:style-name="T15"><text:line-break/></text:span></text:span><text:span text:style-name="None"><text:span text:style-name="T13">import</text:span></text:span><text:span text:style-name="None"><text:span text:style-name="T12"> org.junit.Test;</text:span></text:span><text:span text:style-name="None"><text:span text:style-name="T15"><text:line-break/></text:span></text:span><text:span text:style-name="None"><text:span text:style-name="T11">public</text:span></text:span><text:span text:style-name="None"><text:span text:style-name="T12"> </text:span></text:span><text:span text:style-name="None"><text:span text:style-name="T13">class</text:span></text:span><text:span text:style-name="None"><text:span text:style-name="T12"> </text:span></text:span><text:span text:style-name="None"><text:span text:style-name="T14">CalculatorTest</text:span></text:span><text:span text:style-name="None"><text:span text:style-name="T12"> {</text:span></text:span><text:span text:style-name="None"><text:span text:style-name="T15"><text:line-break/></text:span></text:span><text:soft-page-break/><text:span text:style-name="None"><text:span text:style-name="T15"> <text:s/></text:span></text:span><text:span text:style-name="None"><text:span text:style-name="T11">@Test</text:span></text:span><text:span text:style-name="None"><text:span text:style-name="T15"><text:line-break/> <text:s/></text:span></text:span><text:span text:style-name="None"><text:span text:style-name="T11">public</text:span></text:span><text:span text:style-name="None"><text:span text:style-name="T12"> </text:span></text:span><text:span text:style-name="None"><text:span text:style-name="T11">void</text:span></text:span><text:span text:style-name="None"><text:span text:style-name="T12"> </text:span></text:span><text:span text:style-name="None"><text:span text:style-name="T14">testEvaluate_normal</text:span></text:span><text:span text:style-name="None"><text:span text:style-name="T12">() {</text:span></text:span><text:span text:style-name="None"><text:span text:style-name="T15"><text:line-break/> <text:s text:c="3"/></text:span></text:span><text:span text:style-name="None"><text:span text:style-name="T12">Calculator calculator </text:span></text:span><text:span text:style-name="None"><text:span text:style-name="T11">=</text:span></text:span><text:span text:style-name="None"><text:span text:style-name="T12"> </text:span></text:span><text:span text:style-name="None"><text:span text:style-name="T11">new</text:span></text:span><text:span text:style-name="None"><text:span text:style-name="T24"> Calculator();</text:span></text:span><text:span text:style-name="None"><text:span text:style-name="T15"><text:line-break/> <text:s text:c="3"/></text:span></text:span><text:span text:style-name="None"><text:span text:style-name="T11">int</text:span></text:span><text:span text:style-name="None"><text:span text:style-name="T12"> sum </text:span></text:span><text:span text:style-name="None"><text:span text:style-name="T11">=</text:span></text:span><text:span text:style-name="None"><text:span text:style-name="T12"> calculator</text:span></text:span><text:span text:style-name="None"><text:span text:style-name="T11">.</text:span></text:span><text:span text:style-name="None"><text:span text:style-name="T12">evaluate(</text:span></text:span><text:span text:style-name="None"><text:span text:style-name="T19">"1+2+3"</text:span></text:span><text:span text:style-name="None"><text:span text:style-name="T24">);</text:span></text:span><text:span text:style-name="None"><text:span text:style-name="T15"><text:line-break/> <text:s text:c="3"/></text:span></text:span><text:span text:style-name="None"><text:span text:style-name="T24">assertEquals(</text:span></text:span><text:span text:style-name="None"><text:span text:style-name="T17">6</text:span></text:span><text:span text:style-name="None"><text:span text:style-name="T24">, sum);</text:span></text:span><text:span text:style-name="None"><text:span text:style-name="T15"><text:line-break/> <text:s/></text:span></text:span><text:span text:style-name="None"><text:span text:style-name="T12">}</text:span></text:span><text:span text:style-name="None"><text:span text:style-name="T15"><text:line-break/></text:span></text:span><text:span text:style-name="None"><text:span text:style-name="T12">}</text:span></text:span></text:p>
      <text:list text:style-name="WWNum8">
        <text:list-item>
          <text:p text:style-name="P11"><text:span text:style-name="None">@BeforeEach annotation defines a common test initialization method:</text:span></text:p>
        </text:list-item>
      </text:list>
      <text:p text:style-name="P7" loext:marker-style-name="T25"><text:span text:style-name="None"><text:span text:style-name="T26">@BeforeEach</text:span></text:span><text:span text:style-name="T25"/></text:p>
      <text:p text:style-name="P7" loext:marker-style-name="T25"><text:span text:style-name="None"><text:span text:style-name="T26">public void setUp() throws Exception</text:span></text:span><text:span text:style-name="T25"/></text:p>
      <text:p text:style-name="P7" loext:marker-style-name="T25"><text:span text:style-name="None"><text:span text:style-name="T26">{</text:span></text:span><text:span text:style-name="T25"/></text:p>
      <text:p text:style-name="P12" loext:marker-style-name="T25"><text:span text:style-name="None"><text:span text:style-name="T26">this.registration = new Registration();</text:span></text:span><text:span text:style-name="T25"/></text:p>
      <text:p text:style-name="P12" loext:marker-style-name="T25"><text:span text:style-name="None"><text:span text:style-name="T26">this.registration.setUser(“ggay”</text:span></text:span><text:span text:style-name="None"><text:span text:style-name="T27">);</text:span></text:span></text:p>
      <text:p text:style-name="P7" loext:marker-style-name="T25"><text:span text:style-name="None"><text:span text:style-name="T26">}</text:span></text:span><text:span text:style-name="T25"/></text:p>
      <text:list text:style-name="WWNum10">
        <text:list-item>
          <text:p text:style-name="P13"><text:span text:style-name="None">@AfterEach annotation defines a common test tear down method:</text:span></text:p>
        </text:list-item>
      </text:list>
      <text:p text:style-name="P7" loext:marker-style-name="T25"><text:span text:style-name="None"><text:span text:style-name="T26">@AfterEach</text:span></text:span><text:span text:style-name="T25"/></text:p>
      <text:p text:style-name="P7" loext:marker-style-name="T25"><text:span text:style-name="None"><text:span text:style-name="T26">public void tearDown() throws Exception</text:span></text:span><text:span text:style-name="T25"/></text:p>
      <text:p text:style-name="P7" loext:marker-style-name="T25"><text:span text:style-name="None"><text:span text:style-name="T26">{</text:span></text:span><text:span text:style-name="T25"/></text:p>
      <text:p text:style-name="P12" loext:marker-style-name="T25"><text:span text:style-name="None"><text:span text:style-name="T26">this.registration.logout();</text:span></text:span><text:span text:style-name="T25"/></text:p>
      <text:p text:style-name="P12" loext:marker-style-name="T25"><text:span text:style-name="None"><text:span text:style-name="T26">this.registration = null;</text:span></text:span><text:span text:style-name="T25"/></text:p>
      <text:p text:style-name="P7" loext:marker-style-name="T25"><text:span text:style-name="None"><text:span text:style-name="T26">}</text:span></text:span><text:span text:style-name="T25"/></text:p>
      <text:list text:continue-numbering="true" text:style-name="WWNum10">
        <text:list-item>
          <text:p text:style-name="P13"><text:span text:style-name="None">@BeforeClass defines initialization to take place before any tests are run.</text:span></text:p>
        </text:list-item>
      </text:list>
      <text:p text:style-name="P9" loext:marker-style-name="T15"><text:span text:style-name="None"><text:span text:style-name="T11">@BeforeClass</text:span></text:span><text:span text:style-name="None"><text:span text:style-name="T15"><text:line-break/> <text:s/></text:span></text:span><text:span text:style-name="None"><text:span text:style-name="T11">public</text:span></text:span><text:span text:style-name="None"><text:span text:style-name="T12"> </text:span></text:span><text:span text:style-name="None"><text:span text:style-name="T13">static</text:span></text:span><text:span text:style-name="None"><text:span text:style-name="T12"> </text:span></text:span><text:span text:style-name="None"><text:span text:style-name="T11">void</text:span></text:span><text:span text:style-name="None"><text:span text:style-name="T12"> </text:span></text:span><text:span text:style-name="None"><text:span text:style-name="T14">setUpClass</text:span></text:span><text:span text:style-name="None"><text:span text:style-name="T12">() {</text:span></text:span></text:p>
      <text:p text:style-name="P14" loext:marker-style-name="T10"><text:span text:style-name="None"><text:span text:style-name="T12">myManagedResource </text:span></text:span><text:span text:style-name="None"><text:span text:style-name="T11">=</text:span></text:span><text:span text:style-name="None"><text:span text:style-name="T12"> </text:span></text:span><text:span text:style-name="None"><text:span text:style-name="T11">new</text:span></text:span><text:span text:style-name="None"><text:span text:style-name="T12"> <text:line-break/><text:tab/><text:tab/>ManagedResource();</text:span></text:span><text:span text:style-name="None"><text:span text:style-name="T15"><text:line-break/> <text:s/></text:span></text:span><text:span text:style-name="None"><text:span text:style-name="T12">}</text:span></text:span></text:p>
      <text:list text:continue-numbering="true" text:style-name="WWNum10">
        <text:list-item>
          <text:p text:style-name="P13"><text:span text:style-name="None">@AfterClass defines tear down after all tests are done.</text:span></text:p>
        </text:list-item>
      </text:list>
      <text:p text:style-name="P9" loext:marker-style-name="T10"><text:span text:style-name="None"><text:span text:style-name="T12"><text:s/></text:span></text:span><text:span text:style-name="None"><text:span text:style-name="T11">@AfterClass</text:span></text:span><text:span text:style-name="None"><text:span text:style-name="T15"><text:line-break/> <text:s/></text:span></text:span><text:span text:style-name="None"><text:span text:style-name="T11">public</text:span></text:span><text:span text:style-name="None"><text:span text:style-name="T12"> </text:span></text:span><text:span text:style-name="None"><text:span text:style-name="T13">static</text:span></text:span><text:span text:style-name="None"><text:span text:style-name="T12"> </text:span></text:span><text:span text:style-name="None"><text:span text:style-name="T11">void</text:span></text:span><text:span text:style-name="None"><text:span text:style-name="T12"> </text:span></text:span><text:span text:style-name="None"><text:span text:style-name="T14">tearDownClass</text:span></text:span><text:span text:style-name="None"><text:span text:style-name="T12">() </text:span></text:span><text:span text:style-name="None"><text:span text:style-name="T11">throws</text:span></text:span><text:span text:style-name="None"><text:span text:style-name="T12"> IOException {</text:span></text:span><text:span text:style-name="None"><text:span text:style-name="T15"><text:line-break/> <text:s text:c="3"/></text:span></text:span><text:span text:style-name="None"><text:span text:style-name="T12">myManagedResource</text:span></text:span><text:span text:style-name="None"><text:span text:style-name="T11">.</text:span></text:span><text:span text:style-name="None"><text:span text:style-name="T12">close();</text:span></text:span><text:span text:style-name="None"><text:span text:style-name="T15"><text:line-break/> <text:s text:c="3"/></text:span></text:span><text:span text:style-name="None"><text:span text:style-name="T12">myManagedResource </text:span></text:span><text:span text:style-name="None"><text:span text:style-name="T11">=</text:span></text:span><text:span text:style-name="None"><text:span text:style-name="T12"> </text:span></text:span><text:span text:style-name="None"><text:span text:style-name="T28">null</text:span></text:span><text:span text:style-name="None"><text:span text:style-name="T12">;</text:span></text:span><text:span text:style-name="None"><text:span text:style-name="T15"><text:line-break/> <text:s/></text:span></text:span><text:span text:style-name="None"><text:span text:style-name="T12">}</text:span></text:span></text:p>
      <text:list text:style-name="WWNum12">
        <text:list-item>
          <text:p text:style-name="P15"><text:span text:style-name="None">Assertions are a "language" of testing - constraints that you place on the output.</text:span></text:p>
          <text:list>
            <text:list-item>
              <text:p text:style-name="P16" loext:marker-style-name="T29"><text:span text:style-name="None"><text:span text:style-name="T29">assertEquals, assertArrayEquals</text:span></text:span><text:span text:style-name="T29"/></text:p>
              <text:list>
                <text:list-item>
                  <text:p text:style-name="P16"><text:span text:style-name="None">Compares two items for equality.</text:span></text:p>
                </text:list-item>
                <text:list-item>
                  <text:p text:style-name="P16"><text:span text:style-name="None">For user-defined classes, relies on </text:span><text:span text:style-name="None"><text:span text:style-name="T30">.equals</text:span></text:span><text:span text:style-name="None"> method. </text:span></text:p>
                  <text:list>
                    <text:list-item>
                      <text:p text:style-name="P16"><text:span text:style-name="None">Compare field-by-field</text:span></text:p>
                    </text:list-item>
                    <text:list-item>
                      <text:p text:style-name="P16"><text:span text:style-name="None"><text:span text:style-name="T31">assertEquals(studentA.getName(), studentB.getName()) </text:span></text:span><text:span text:style-name="None"><text:span text:style-name="T32"><text:line-break/></text:span></text:span><text:span text:style-name="None">rather than </text:span><text:span text:style-name="None"><text:span text:style-name="T30">assertEquals(studentA, studentB) </text:span></text:span><text:span text:style-name="None"><text:span text:style-name="T32"><text:line-break/><text:line-break/></text:span></text:span><text:span text:style-name="None"><text:span text:style-name="T11">@Test</text:span></text:span><text:span text:style-name="None"><text:span text:style-name="T15"><text:line-break/></text:span></text:span><text:span text:style-name="None"><text:span text:style-name="T11">public</text:span></text:span><text:span text:style-name="None"><text:span text:style-name="T12"> </text:span></text:span><text:span text:style-name="None"><text:span text:style-name="T11">void</text:span></text:span><text:span text:style-name="None"><text:span text:style-name="T12"> </text:span></text:span><text:span text:style-name="None"><text:span text:style-name="T33">testAssertEquals</text:span></text:span><text:span text:style-name="None"><text:span text:style-name="T12">() {</text:span></text:span><text:span text:style-name="None"><text:span text:style-name="T15"><text:line-break/> <text:s text:c="2"/></text:span></text:span><text:span text:style-name="None"><text:span text:style-name="T24">assertEquals(</text:span></text:span><text:span text:style-name="None"><text:span text:style-name="T19">"failure - strings are not equal"</text:span></text:span><text:span text:style-name="None"><text:span text:style-name="T12">, </text:span></text:span><text:span text:style-name="None"><text:span text:style-name="T34">"text"</text:span></text:span><text:span text:style-name="None"><text:span text:style-name="T12">, </text:span></text:span><text:span text:style-name="None"><text:span text:style-name="T34">"text"</text:span></text:span><text:span text:style-name="None"><text:span text:style-name="T24">);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 loext:marker-style-name="T15"><text:span text:style-name="None"><text:span text:style-name="T12">}</text:span></text:span><text:span text:style-name="T15"/></text:p>
      <text:p text:style-name="P18" loext:marker-style-name="T15"><text:soft-page-break/><text:span text:style-name="None"><text:span text:style-name="T15"/></text:span></text:p>
      <text:p text:style-name="P18" loext:marker-style-name="T15"><text:span text:style-name="None"><text:span text:style-name="T15"/></text:span></text:p>
      <text:list text:continue-numbering="true" text:style-name="WWNum12">
        <text:list-item>
          <text:list>
            <text:list-item>
              <text:p text:style-name="P15"><text:span text:style-name="None">assertArrayEquals compares arrays of items.<text:line-break/><text:tab/></text:span><text:span text:style-name="None"><text:span text:style-name="T11">@Test</text:span></text:span><text:span text:style-name="None"><text:span text:style-name="T15"><text:line-break/><text:tab/></text:span></text:span><text:span text:style-name="None"><text:span text:style-name="T11">public</text:span></text:span><text:span text:style-name="None"><text:span text:style-name="T12"> </text:span></text:span><text:span text:style-name="None"><text:span text:style-name="T11">void</text:span></text:span><text:span text:style-name="None"><text:span text:style-name="T12"> </text:span></text:span><text:span text:style-name="None"><text:span text:style-name="T33">testAssertArrayEquals</text:span></text:span><text:span text:style-name="None"><text:span text:style-name="T12">() {</text:span></text:span><text:span text:style-name="None"><text:span text:style-name="T15"><text:line-break/> <text:s text:c="2"/><text:tab/> <text:tab/></text:span></text:span><text:span text:style-name="None"><text:span text:style-name="T11">byte</text:span></text:span><text:span text:style-name="None"><text:span text:style-name="T12">[] expected </text:span></text:span><text:span text:style-name="None"><text:span text:style-name="T11">=</text:span></text:span><text:span text:style-name="None"><text:span text:style-name="T12"> </text:span></text:span><text:span text:style-name="None"><text:span text:style-name="T34">"trial"</text:span></text:span><text:span text:style-name="None"><text:span text:style-name="T11">.</text:span></text:span><text:span text:style-name="None"><text:span text:style-name="T12">getBytes();</text:span></text:span><text:span text:style-name="None"><text:span text:style-name="T15"><text:line-break/> <text:s text:c="3"/><text:tab/><text:tab/></text:span></text:span><text:span text:style-name="None"><text:span text:style-name="T11">byte</text:span></text:span><text:span text:style-name="None"><text:span text:style-name="T35">[] actual </text:span></text:span><text:span text:style-name="None"><text:span text:style-name="T11">=</text:span></text:span><text:span text:style-name="None"><text:span text:style-name="T12"> </text:span></text:span><text:span text:style-name="None"><text:span text:style-name="T34">"trial"</text:span></text:span><text:span text:style-name="None"><text:span text:style-name="T11">.</text:span></text:span><text:span text:style-name="None"><text:span text:style-name="T12">getBytes();</text:span></text:span><text:span text:style-name="None"><text:span text:style-name="T15"><text:line-break/> <text:s text:c="3"/><text:tab/><text:tab/></text:span></text:span><text:span text:style-name="None"><text:span text:style-name="T24">assertArrayEquals(</text:span></text:span><text:span text:style-name="None"><text:span text:style-name="T19">"failure - byte arrays </text:span></text:span><text:span text:style-name="None"><text:span text:style-name="T36"><text:line-break/><text:tab/><text:tab/><text:tab/></text:span></text:span><text:span text:style-name="None"><text:span text:style-name="T19">not same"</text:span></text:span><text:span text:style-name="None"><text:span text:style-name="T12">, expected, actual);</text:span></text:span><text:span text:style-name="None"><text:span text:style-name="T15"><text:line-break/><text:tab/></text:span></text:span><text:span text:style-name="None"><text:span text:style-name="T12">}</text:span></text:span></text:p>
            </text:list-item>
            <text:list-item>
              <text:p text:style-name="P16"><text:span text:style-name="None">assertFalse, assertTrue</text:span></text:p>
              <text:list>
                <text:list-item>
                  <text:p text:style-name="P16"><text:span text:style-name="None">Take in a string and a boolean expression.</text:span></text:p>
                </text:list-item>
                <text:list-item>
                  <text:p text:style-name="P16"><text:span text:style-name="None">Evaluates the expression and issues pass/fail based on outcome.</text:span></text:p>
                </text:list-item>
                <text:list-item>
                  <text:p text:style-name="P16"><text:span text:style-name="None">Used to check conformance of solution to expected properties.<text:line-break/></text:span><text:span text:style-name="None"><text:span text:style-name="T11">@Test</text:span></text:span><text:span text:style-name="None"><text:span text:style-name="T15"><text:line-break/></text:span></text:span><text:span text:style-name="None"><text:span text:style-name="T11">public</text:span></text:span><text:span text:style-name="None"><text:span text:style-name="T12"> </text:span></text:span><text:span text:style-name="None"><text:span text:style-name="T11">void</text:span></text:span><text:span text:style-name="None"><text:span text:style-name="T12"> </text:span></text:span><text:span text:style-name="None"><text:span text:style-name="T14">testAssertFalse</text:span></text:span><text:span text:style-name="None"><text:span text:style-name="T12">() {</text:span></text:span><text:span text:style-name="None"><text:span text:style-name="T15"><text:line-break/> <text:s text:c="2"/></text:span></text:span><text:span text:style-name="None"><text:span text:style-name="T12">assertFalse(</text:span></text:span><text:span text:style-name="None"><text:span text:style-name="T19">"failure - should be false"</text:span></text:span><text:span text:style-name="None"><text:span text:style-name="T12">, </text:span></text:span><text:span text:style-name="None"><text:span text:style-name="T37">(getGrade(studentA, </text:span></text:span><text:span text:style-name="None"><text:span text:style-name="T17">“</text:span></text:span><text:span text:style-name="None"><text:span text:style-name="T37">CSCE747</text:span></text:span><text:span text:style-name="None"><text:span text:style-name="T17">”</text:span></text:span><text:span text:style-name="None"><text:span text:style-name="T28">).equals(</text:span></text:span><text:span text:style-name="None"><text:span text:style-name="T17">“A”)</text:span></text:span><text:span text:style-name="None"><text:span text:style-name="T24">);</text:span></text:span><text:span text:style-name="None"><text:span text:style-name="T15"><text:line-break/></text:span></text:span><text:span text:style-name="None"><text:span text:style-name="T12">}</text:span></text:span><text:span text:style-name="None"><text:span text:style-name="T15"><text:line-break/></text:span></text:span><text:span text:style-name="None"><text:span text:style-name="T11">@Test</text:span></text:span></text:p>
                </text:list-item>
              </text:list>
            </text:list-item>
          </text:list>
        </text:list-item>
      </text:list>
      <text:p text:style-name="P19" loext:marker-style-name="T15"><text:span text:style-name="None"><text:span text:style-name="T11">public</text:span></text:span><text:span text:style-name="None"><text:span text:style-name="T12"> </text:span></text:span><text:span text:style-name="None"><text:span text:style-name="T11">void</text:span></text:span><text:span text:style-name="None"><text:span text:style-name="T12"> </text:span></text:span><text:span text:style-name="None"><text:span text:style-name="T14">testAssertTrue</text:span></text:span><text:span text:style-name="None"><text:span text:style-name="T12">() {</text:span></text:span></text:p>
      <text:p text:style-name="P17" loext:marker-style-name="T10"><text:span text:style-name="None"><text:span text:style-name="T12">assertTrue(</text:span></text:span><text:span text:style-name="None"><text:span text:style-name="T19">"failure - should be true"</text:span></text:span><text:span text:style-name="None"><text:span text:style-name="T12">, </text:span></text:span><text:span text:style-name="None"><text:span text:style-name="T17">(getOwed(studentA) &gt; 0)</text:span></text:span><text:span text:style-name="None"><text:span text:style-name="T24">);</text:span></text:span><text:span text:style-name="None"><text:span text:style-name="T15"><text:line-break/></text:span></text:span><text:span text:style-name="None"><text:span text:style-name="T12">}</text:span></text:span></text:p>
      <text:list text:continue-numbering="true" text:style-name="WWNum12">
        <text:list-item>
          <text:list>
            <text:list-item>
              <text:p text:style-name="P15"><text:span text:style-name="None">assertNull, assertNotNull</text:span></text:p>
              <text:list>
                <text:list-item>
                  <text:p text:style-name="P16"><text:span text:style-name="None">Take in an object and checks whether it is null/not null.</text:span></text:p>
                </text:list-item>
                <text:list-item>
                  <text:p text:style-name="P16"><text:span text:style-name="None">Can be used to help diagnose and void null pointer exceptions. <text:line-break/></text:span><text:span text:style-name="None"><text:span text:style-name="T11">@Test</text:span></text:span><text:span text:style-name="None"><text:span text:style-name="T15"><text:line-break/></text:span></text:span><text:span text:style-name="None"><text:span text:style-name="T11">public</text:span></text:span><text:span text:style-name="None"><text:span text:style-name="T12"> </text:span></text:span><text:span text:style-name="None"><text:span text:style-name="T11">void</text:span></text:span><text:span text:style-name="None"><text:span text:style-name="T12"> </text:span></text:span><text:span text:style-name="None"><text:span text:style-name="T14">testAssertNotNull</text:span></text:span><text:span text:style-name="None"><text:span text:style-name="T12">() {</text:span></text:span><text:span text:style-name="None"><text:span text:style-name="T15"><text:line-break/> <text:s text:c="2"/></text:span></text:span><text:span text:style-name="None"><text:span text:style-name="T12">assertNotNull(</text:span></text:span><text:span text:style-name="None"><text:span text:style-name="T19">"should not be null"</text:span></text:span><text:span text:style-name="None"><text:span text:style-name="T12">, </text:span></text:span><text:span text:style-name="None"><text:span text:style-name="T11">new</text:span></text:span><text:span text:style-name="None"><text:span text:style-name="T35"> Object());</text:span></text:span><text:span text:style-name="None"><text:span text:style-name="T15"><text:line-break/></text:span></text:span><text:span text:style-name="None"><text:span text:style-name="T12">}</text:span></text:span><text:span text:style-name="None"><text:span text:style-name="T15"><text:line-break/><text:line-break/></text:span></text:span><text:span text:style-name="None"><text:span text:style-name="T11">@Test</text:span></text:span></text:p>
                </text:list-item>
              </text:list>
            </text:list-item>
          </text:list>
        </text:list-item>
      </text:list>
      <text:p text:style-name="P20" loext:marker-style-name="T10"><text:span text:style-name="None"><text:span text:style-name="T11">public</text:span></text:span><text:span text:style-name="None"><text:span text:style-name="T12"> </text:span></text:span><text:span text:style-name="None"><text:span text:style-name="T11">void</text:span></text:span><text:span text:style-name="None"><text:span text:style-name="T12"> </text:span></text:span><text:span text:style-name="None"><text:span text:style-name="T14">testAssertNull</text:span></text:span><text:span text:style-name="None"><text:span text:style-name="T12">() {</text:span></text:span><text:span text:style-name="None"><text:span text:style-name="T15"><text:line-break/> <text:s text:c="2"/></text:span></text:span><text:span text:style-name="None"><text:span text:style-name="T12">assertNull(</text:span></text:span><text:span text:style-name="None"><text:span text:style-name="T19">"should be null"</text:span></text:span><text:span text:style-name="None"><text:span text:style-name="T12">, </text:span></text:span><text:span text:style-name="None"><text:span text:style-name="T28">null</text:span></text:span><text:span text:style-name="None"><text:span text:style-name="T24">);</text:span></text:span><text:span text:style-name="None"><text:span text:style-name="T15"><text:line-break/></text:span></text:span><text:span text:style-name="None"><text:span text:style-name="T12">}</text:span></text:span></text:p>
      <text:list xml:id="list161858892734766" text:continue-numbering="true" text:style-name="WWNum12">
        <text:list-item>
          <text:list>
            <text:list-item>
              <text:p text:style-name="P15"><text:span text:style-name="None">assertSame,assertNotSame</text:span></text:p>
              <text:list>
                <text:list-item>
                  <text:p text:style-name="P16"><text:span text:style-name="None">Checks whether two objects are clones. </text:span></text:p>
                </text:list-item>
                <text:list-item>
                  <text:p text:style-name="P16"><text:span text:style-name="None">Are these variables aliases for the same object?</text:span></text:p>
                  <text:list>
                    <text:list-item>
                      <text:p text:style-name="P16"><text:span text:style-name="None">assertEquals uses .equals().</text:span></text:p>
                    </text:list-item>
                    <text:list-item>
                      <text:p text:style-name="P16"><text:span text:style-name="None">assertSame uses ==<text:line-break/></text:span><text:span text:style-name="None"><text:span text:style-name="T11">@Test</text:span></text:span><text:span text:style-name="None"><text:span text:style-name="T15"><text:line-break/></text:span></text:span><text:span text:style-name="None"><text:span text:style-name="T11">public</text:span></text:span><text:span text:style-name="None"><text:span text:style-name="T12"> </text:span></text:span><text:span text:style-name="None"><text:span text:style-name="T11">void</text:span></text:span><text:span text:style-name="None"><text:span text:style-name="T12"> </text:span></text:span><text:span text:style-name="None"><text:span text:style-name="T14">testAssertNotSame</text:span></text:span><text:span text:style-name="None"><text:span text:style-name="T12">() {</text:span></text:span><text:span text:style-name="None"><text:span text:style-name="T15"><text:line-break/> <text:s text:c="2"/></text:span></text:span><text:span text:style-name="None"><text:span text:style-name="T12">assertNotSame(</text:span></text:span><text:span text:style-name="None"><text:span text:style-name="T19">"should not be same Object"</text:span></text:span><text:span text:style-name="None"><text:span text:style-name="T12">, </text:span></text:span><text:span text:style-name="None"><text:span text:style-name="T38">studentA</text:span></text:span><text:span text:style-name="None"><text:span text:style-name="T12">, </text:span></text:span><text:span text:style-name="None"><text:span text:style-name="T11">new</text:span></text:span><text:span text:style-name="None"><text:span text:style-name="T35"> Object());</text:span></text:span><text:span text:style-name="None"><text:span text:style-name="T15"><text:line-break/></text:span></text:span><text:span text:style-name="None"><text:span text:style-name="T12">}</text:span></text:span><text:span text:style-name="None"><text:span text:style-name="T15"><text:line-break/></text:span></text:span><text:span text:style-name="None"><text:span text:style-name="T11">@Test</text:span></text:span><text:span text:style-name="None"><text:span text:style-name="T15"><text:line-break/></text:span></text:span><text:span text:style-name="None"><text:span text:style-name="T11">public</text:span></text:span><text:span text:style-name="None"><text:span text:style-name="T12"> </text:span></text:span><text:span text:style-name="None"><text:span text:style-name="T11">void</text:span></text:span><text:span text:style-name="None"><text:span text:style-name="T12"> </text:span></text:span><text:span text:style-name="None"><text:span text:style-name="T14">testAssertSame</text:span></text:span><text:span text:style-name="None"><text:span text:style-name="T12">() {</text:span></text:span><text:span text:style-name="None"><text:span text:style-name="T15"><text:line-break/> <text:s text:c="3"/></text:span></text:span><text:span text:style-name="None"><text:span text:style-name="T12">Student studentB = studentA;</text:span></text:span><text:span text:style-name="None"><text:span text:style-name="T15"><text:line-break/> <text:s text:c="2"/></text:span></text:span><text:span text:style-name="None"><text:span text:style-name="T12">assertSame(</text:span></text:span><text:span text:style-name="None"><text:span text:style-name="T19">"should be same"</text:span></text:span><text:span text:style-name="None"><text:span text:style-name="T39">, studentA, studentB);</text:span></text:span><text:span text:style-name="None"><text:span text:style-name="T15"><text:line-break/></text:span></text:span><text:span text:style-name="None"><text:span text:style-name="T12">}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<text:span text:style-name="None">We can use assertions to verify that expected exceptions are thrown:</text:span></text:p>
          <text:list text:style-name="WWNum13">
            <text:list-item>
              <text:p text:style-name="P21" loext:marker-style-name="T26"><text:span text:style-name="None"><text:span text:style-name="T26">@Test</text:span></text:span><text:span text:style-name="None"><text:span text:style-name="T25"><text:line-break/></text:span></text:span><text:span text:style-name="None"><text:span text:style-name="T26">void exceptionTesting() {</text:span></text:span><text:span text:style-name="None"><text:span text:style-name="T25"><text:line-break/> <text:s text:c="3"/></text:span></text:span><text:span text:style-name="None"><text:span text:style-name="T26">Throwable exception = assertThrows(</text:span></text:span><text:span text:style-name="None"><text:span text:style-name="T25"><text:line-break/> <text:s text:c="7"/></text:span></text:span><text:span text:style-name="None"><text:span text:style-name="T26">IndexOutOfBoundsException.class, </text:span></text:span><text:span text:style-name="None"><text:span text:style-name="T25"><text:line-break/> <text:s text:c="7"/></text:span></text:span><text:span text:style-name="None"><text:span text:style-name="T26">() -&gt; { </text:span></text:span><text:span text:style-name="None"><text:span text:style-name="T25"><text:line-break/> <text:s text:c="11"/></text:span></text:span><text:span text:style-name="None"><text:span text:style-name="T26">new ArrayList&lt;Object&gt;().get(0);</text:span></text:span><text:span text:style-name="None"><text:span text:style-name="T25"><text:line-break/> <text:s text:c="8"/></text:span></text:span><text:span text:style-name="None"><text:span text:style-name="T27">});</text:span></text:span><text:span text:style-name="None"><text:span text:style-name="T25"><text:line-break/> <text:s text:c="8"/></text:span></text:span><text:span text:style-name="None"><text:span text:style-name="T26">assertEquals("Index:0, Size:0", <text:s text:c="7"/></text:span></text:span><text:span text:style-name="None"><text:span text:style-name="T25"><text:line-break/></text:span></text:span><text:soft-page-break/><text:span text:style-name="None"><text:span text:style-name="T25"> <text:s text:c="12"/></text:span></text:span><text:span text:style-name="None"><text:span text:style-name="T26">exception.getMessage());</text:span></text:span><text:span text:style-name="None"><text:span text:style-name="T25"><text:line-break/></text:span></text:span><text:span text:style-name="None"><text:span text:style-name="T26">}</text:span></text:span></text:p>
            </text:list-item>
            <text:list-item text:style-override="WWNum12">
              <text:p text:style-name="P16"><text:span text:style-name="None"><text:span text:style-name="T7">assertThrows </text:span></text:span><text:span text:style-name="None">checks whether the code block throws the expected exception.</text:span></text:p>
            </text:list-item>
            <text:list-item text:style-override="WWNum12">
              <text:p text:style-name="P16" loext:marker-style-name="T29"><text:span text:style-name="None"><text:span text:style-name="T40">assertEquals</text:span></text:span><text:span text:style-name="None"> can be used to check the contents of the stack trac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adornments="Regular" style:font-family-generic="swiss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MN" style:letter-kerning="false" style:font-name-asian="Arial Unicode MS1" style:font-size-asian="10pt" style:language-asian="ja" style:country-asian="JP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MN" style:letter-kerning="false" style:font-name-asian="Arial Unicode MS1" style:font-size-asian="10pt" style:language-asian="ja" style:country-asian="JP" style:font-name-complex="Times New Roman2" style:font-size-complex="10pt" style:language-complex="ar" style:country-complex="SA" loext:padding="0in" loext:border="none" loext:shadow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_26__20_Footer" style:display-name="Header &amp; Footer" style:family="paragraph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>
        <style:tab-stops>
          <style:tab-stop style:position="6.2638in" style:type="right"/>
        </style:tab-stops>
      </style:paragraph-properties>
      <style:text-properties fo:color="#000000" loext:opacity="100%" style:font-name="Helvetica Neue" fo:font-family="'Helvetica Neue'" style:font-pitch="variable" fo:font-size="12pt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Body" style:family="paragraph">
      <style:paragraph-properties fo:margin-top="0in" fo:margin-bottom="0in" style:contextual-spacing="false" fo:line-height="115%" fo:text-align="start" style:justify-single-word="false" fo:orphans="2" fo:widows="2" fo:padding="0in" fo:border="none" style:shadow="none" style:writing-mode="lr-tb" style:join-border="false"/>
      <style:text-properties fo:color="#000000" loext:opacity="100%" style:font-name="Arial" fo:font-family="Arial" style:font-family-generic="swiss" style:font-pitch="variable" fo:font-size="11pt" fo:language="en" fo:country="US" style:text-underline-style="none" style:font-size-asian="11pt" style:font-name-complex="Arial Unicode MS1" style:font-family-complex="'Arial Unicode MS'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1155cc" loext:opacity="100%" style:text-outline="false" style:font-name="Arial" fo:font-family="Arial" style:font-family-generic="swiss" style:font-pitch="variable" style:text-underline-style="solid" style:text-underline-width="auto" style:text-underline-color="#1155cc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7" style:display-name="ListLabel 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swiss" style:font-pitch="variable" fo:font-size="30pt" fo:letter-spacing="normal" fo:font-style="normal" fo:font-weight="normal" style:letter-kerning="false" style:font-name-asian="Arial1" style:font-family-asian="Arial" style:font-family-generic-asian="system" style:font-pitch-asian="variable" style:font-size-asian="30pt" style:font-style-asian="normal" style:font-weight-asian="normal" style:font-name-complex="Arial1" style:font-family-complex="Arial" style:font-family-generic-complex="system" style:font-pitch-complex="variable" style:font-size-complex="30pt" style:font-style-complex="normal" style:font-weight-complex="normal" style:text-scale="100%" style:font-relief="none"/>
    </style:style>
    <style:style style:name="ListLabel_20_38" style:display-name="ListLabel 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swiss" style:font-pitch="variable" fo:font-size="24pt" fo:letter-spacing="normal" fo:font-style="normal" fo:font-weight="normal" style:letter-kerning="false" style:font-name-asian="Arial1" style:font-family-asian="Arial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scale="100%" style:font-relief="none"/>
    </style:style>
    <style:style style:name="ListLabel_20_39" style:display-name="ListLabel 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swiss" style:font-pitch="variable" fo:font-size="24pt" fo:letter-spacing="normal" fo:font-style="normal" fo:font-weight="normal" style:letter-kerning="false" style:font-name-asian="Arial1" style:font-family-asian="Arial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scale="100%" style:font-relief="none"/>
    </style:style>
    <style:style style:name="ListLabel_20_40" style:display-name="ListLabel 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swiss" style:font-pitch="variable" fo:font-size="18pt" fo:letter-spacing="normal" fo:font-style="normal" fo:font-weight="normal" style:letter-kerning="fals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scale="100%" style:font-relief="none"/>
    </style:style>
    <style:style style:name="ListLabel_20_41" style:display-name="ListLabel 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swiss" style:font-pitch="variable" fo:font-size="18pt" fo:letter-spacing="normal" fo:font-style="normal" fo:font-weight="normal" style:letter-kerning="fals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scale="100%" style:font-relief="none"/>
    </style:style>
    <style:style style:name="ListLabel_20_42" style:display-name="ListLabel 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swiss" style:font-pitch="variable" fo:font-size="18pt" fo:letter-spacing="normal" fo:font-style="normal" fo:font-weight="normal" style:letter-kerning="fals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scale="100%" style:font-relief="none"/>
    </style:style>
    <style:style style:name="ListLabel_20_43" style:display-name="ListLabel 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swiss" style:font-pitch="variable" fo:font-size="18pt" fo:letter-spacing="normal" fo:font-style="normal" fo:font-weight="normal" style:letter-kerning="fals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scale="100%" style:font-relief="none"/>
    </style:style>
    <style:style style:name="ListLabel_20_44" style:display-name="ListLabel 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swiss" style:font-pitch="variable" fo:font-size="18pt" fo:letter-spacing="normal" fo:font-style="normal" fo:font-weight="normal" style:letter-kerning="fals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scale="100%" style:font-relief="none"/>
    </style:style>
    <style:style style:name="ListLabel_20_45" style:display-name="ListLabel 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swiss" style:font-pitch="variable" fo:font-size="18pt" fo:letter-spacing="normal" fo:font-style="normal" fo:font-weight="normal" style:letter-kerning="fals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scale="100%" style:font-relief="none"/>
    </style:style>
    <style:style style:name="ListLabel_20_46" style:display-name="ListLabel 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swiss" style:font-pitch="variable" fo:font-size="30pt" fo:letter-spacing="normal" fo:font-style="normal" fo:font-weight="normal" style:letter-kerning="false" style:font-name-asian="Arial1" style:font-family-asian="Arial" style:font-family-generic-asian="system" style:font-pitch-asian="variable" style:font-size-asian="30pt" style:font-style-asian="normal" style:font-weight-asian="normal" style:font-name-complex="Arial1" style:font-family-complex="Arial" style:font-family-generic-complex="system" style:font-pitch-complex="variable" style:font-size-complex="30pt" style:font-style-complex="normal" style:font-weight-complex="normal" style:text-scale="100%" style:font-relief="none"/>
    </style:style>
    <style:style style:name="ListLabel_20_47" style:display-name="ListLabel 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swiss" style:font-pitch="variable" fo:font-size="24pt" fo:letter-spacing="normal" fo:font-style="normal" fo:font-weight="normal" style:letter-kerning="false" style:font-name-asian="Arial1" style:font-family-asian="Arial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scale="100%" style:font-relief="none"/>
    </style:style>
    <style:style style:name="ListLabel_20_48" style:display-name="ListLabel 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swiss" style:font-pitch="variable" fo:font-size="24pt" fo:letter-spacing="normal" fo:font-style="normal" fo:font-weight="normal" style:letter-kerning="false" style:font-name-asian="Arial1" style:font-family-asian="Arial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scale="100%" style:font-relief="none"/>
    </style:style>
    <style:style style:name="ListLabel_20_49" style:display-name="ListLabel 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swiss" style:font-pitch="variable" fo:font-size="18pt" fo:letter-spacing="normal" fo:font-style="normal" fo:font-weight="normal" style:letter-kerning="fals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scale="100%" style:font-relief="none"/>
    </style:style>
    <style:style style:name="ListLabel_20_50" style:display-name="ListLabel 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swiss" style:font-pitch="variable" fo:font-size="18pt" fo:letter-spacing="normal" fo:font-style="normal" fo:font-weight="normal" style:letter-kerning="fals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scale="100%" style:font-relief="none"/>
    </style:style>
    <style:style style:name="ListLabel_20_51" style:display-name="ListLabel 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swiss" style:font-pitch="variable" fo:font-size="18pt" fo:letter-spacing="normal" fo:font-style="normal" fo:font-weight="normal" style:letter-kerning="fals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scale="100%" style:font-relief="none"/>
    </style:style>
    <style:style style:name="ListLabel_20_52" style:display-name="ListLabel 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swiss" style:font-pitch="variable" fo:font-size="18pt" fo:letter-spacing="normal" fo:font-style="normal" fo:font-weight="normal" style:letter-kerning="fals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scale="100%" style:font-relief="none"/>
    </style:style>
    <style:style style:name="ListLabel_20_53" style:display-name="ListLabel 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swiss" style:font-pitch="variable" fo:font-size="18pt" fo:letter-spacing="normal" fo:font-style="normal" fo:font-weight="normal" style:letter-kerning="fals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scale="100%" style:font-relief="none"/>
    </style:style>
    <style:style style:name="ListLabel_20_54" style:display-name="ListLabel 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swiss" style:font-pitch="variable" fo:font-size="18pt" fo:letter-spacing="normal" fo:font-style="normal" fo:font-weight="normal" style:letter-kerning="fals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4" style:display-name="ListLabel 6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5" style:display-name="ListLabel 6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6" style:display-name="ListLabel 6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7" style:display-name="ListLabel 6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8" style:display-name="ListLabel 6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9" style:display-name="ListLabel 6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0" style:display-name="ListLabel 7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1" style:display-name="ListLabel 7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2" style:display-name="ListLabel 7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3" style:display-name="ListLabel 7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4" style:display-name="ListLabel 7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5" style:display-name="ListLabel 7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7" style:display-name="ListLabel 7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8" style:display-name="ListLabel 7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9" style:display-name="ListLabel 7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0" style:display-name="ListLabel 8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1" style:display-name="ListLabel 8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2" style:display-name="ListLabel 8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3" style:display-name="ListLabel 8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4" style:display-name="ListLabel 8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5" style:display-name="ListLabel 8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6" style:display-name="ListLabel 8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7" style:display-name="ListLabel 8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8" style:display-name="ListLabel 8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9" style:display-name="ListLabel 8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0" style:display-name="ListLabel 9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1" style:display-name="ListLabel 9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2" style:display-name="ListLabel 9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3" style:display-name="ListLabel 9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4" style:display-name="ListLabel 9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5" style:display-name="ListLabel 9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6" style:display-name="ListLabel 9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7" style:display-name="ListLabel 9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8" style:display-name="ListLabel 9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9" style:display-name="ListLabel 9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0" style:display-name="ListLabel 10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1" style:display-name="ListLabel 10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2" style:display-name="ListLabel 10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3" style:display-name="ListLabel 10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4" style:display-name="ListLabel 10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5" style:display-name="ListLabel 10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6" style:display-name="ListLabel 10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7" style:display-name="ListLabel 10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8" style:display-name="ListLabel 10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9" style:display-name="ListLabel 10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0" style:display-name="ListLabel 1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1" style:display-name="ListLabel 1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2" style:display-name="ListLabel 1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3" style:display-name="ListLabel 1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4" style:display-name="ListLabel 1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5" style:display-name="ListLabel 1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6" style:display-name="ListLabel 1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7" style:display-name="ListLabel 1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8" style:display-name="ListLabel 1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1" style:display-name="Imported Style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2" style:display-name="Imported Style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3" style:display-name="Imported Style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4" style:display-name="Imported Style 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5" style:display-name="Imported Style 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6" style:display-name="Imported Style 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3346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3346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3346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>
          <style:list-level-label-alignment text:label-followed-by="listtab" fo:text-indent="-0.3346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>
          <style:list-level-label-alignment text:label-followed-by="listtab" fo:text-indent="-0.3346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>
          <style:list-level-label-alignment text:label-followed-by="listtab" fo:text-indent="-0.3346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3346in" fo:margin-left="0.5in"/>
        </style:list-level-properties>
        <style:text-properties fo:font-family="Arial" style:font-style-name="Regular" style:font-pitch="variable"/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3346in" fo:margin-left="1in"/>
        </style:list-level-properties>
        <style:text-properties fo:font-family="Arial" style:font-style-name="Regular" style:font-pitch="variable"/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3346in" fo:margin-left="1.5in"/>
        </style:list-level-properties>
        <style:text-properties fo:font-family="Arial" style:font-style-name="Regular" style:font-pitch="variable"/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3346in" fo:margin-left="2in"/>
        </style:list-level-properties>
        <style:text-properties fo:font-family="Arial" style:font-style-name="Regular" style:font-pitch="variable"/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3346in" fo:margin-left="2.5in"/>
        </style:list-level-properties>
        <style:text-properties fo:font-family="Arial" style:font-style-name="Regular" style:font-pitch="variable"/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3346in" fo:margin-left="3in"/>
        </style:list-level-properties>
        <style:text-properties fo:font-family="Arial" style:font-style-name="Regular" style:font-pitch="variable"/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3346in" fo:margin-left="3.5in"/>
        </style:list-level-properties>
        <style:text-properties fo:font-family="Arial" style:font-style-name="Regular" style:font-pitch="variable"/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3346in" fo:margin-left="4in"/>
        </style:list-level-properties>
        <style:text-properties fo:font-family="Arial" style:font-style-name="Regular" style:font-pitch="variable"/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3346in" fo:margin-left="4.5in"/>
        </style:list-level-properties>
        <style:text-properties fo:font-family="Aria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3346in" fo:margin-left="0.5in"/>
        </style:list-level-properties>
        <style:text-properties fo:font-family="Arial" style:font-style-name="Regular" style:font-pitch="variable"/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3346in" fo:margin-left="1in"/>
        </style:list-level-properties>
        <style:text-properties fo:font-family="Arial" style:font-style-name="Regular" style:font-pitch="variable"/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3346in" fo:margin-left="1.5in"/>
        </style:list-level-properties>
        <style:text-properties fo:font-family="Arial" style:font-style-name="Regular" style:font-pitch="variable"/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3346in" fo:margin-left="2in"/>
        </style:list-level-properties>
        <style:text-properties fo:font-family="Arial" style:font-style-name="Regular" style:font-pitch="variable"/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3346in" fo:margin-left="2.5in"/>
        </style:list-level-properties>
        <style:text-properties fo:font-family="Arial" style:font-style-name="Regular" style:font-pitch="variable"/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3346in" fo:margin-left="3in"/>
        </style:list-level-properties>
        <style:text-properties fo:font-family="Arial" style:font-style-name="Regular" style:font-pitch="variable"/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3346in" fo:margin-left="3.5in"/>
        </style:list-level-properties>
        <style:text-properties fo:font-family="Arial" style:font-style-name="Regular" style:font-pitch="variable"/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3346in" fo:margin-left="4in"/>
        </style:list-level-properties>
        <style:text-properties fo:font-family="Arial" style:font-style-name="Regular" style:font-pitch="variable"/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3346in" fo:margin-left="4.5in"/>
        </style:list-level-properties>
        <style:text-properties fo:font-family="Aria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 Theme">
        <loext:color loext:name="dark1" loext:color="#000000"/>
        <loext:color loext:name="light1" loext:color="#ffffff"/>
        <loext:color loext:name="dark2" loext:color="#a7a7a7"/>
        <loext:color loext:name="light2" loext:color="#535353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ff00ff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</meta:editing-cycles>
    <meta:creation-date>2024-10-25T05:36:00</meta:creation-date>
    <dc:date>2025-10-15T16:18:58.346080358</dc:date>
    <meta:editing-duration>PT25M15S</meta:editing-duration>
    <meta:generator>LibreOffice/24.8.4.2$MacOSX_X86_64 LibreOffice_project/bb3cfa12c7b1bf994ecc5649a80400d06cd71002</meta:generator>
    <meta:document-statistic meta:table-count="0" meta:image-count="0" meta:object-count="0" meta:page-count="5" meta:paragraph-count="89" meta:word-count="853" meta:character-count="6323" meta:non-whitespace-character-count="5415"/>
    <meta:user-defined meta:name="AppVersion">16.0000</meta:user-defined>
    <meta:user-defined meta:name="ContentTypeId">0x010100A90837AA923431469BAAF7469CA8408C</meta:user-defined>
    <meta:template xlink:type="simple" xlink:actuate="onRequest" xlink:title="Normal.dotm" xlink:href=""/>
  </office:meta>
</office:document-meta>
</file>